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Here’s the direct improvement plan for YOU (not the project)</text:span></text:h>
      <text:h text:style-name="Heading_20_2" text:outline-level="2"><text:span text:style-name="Strong_20_Emphasis">1. Daily rule: No coding until you define the logic in text.</text:span></text:h>
      <text:h text:style-name="Heading_20_2" text:outline-level="2"><text:span text:style-name="Strong_20_Emphasis">2. Always ask better questions:</text:span></text:h>
      <text:p text:style-name="Text_20_body">Not “Is this correct?”<text:line-break/>Instead:</text:p>
      <text:list text:style-name="L1">
        <text:list-item>
          <text:p text:style-name="P2">“What is missing?”</text:p>
        </text:list-item>
        <text:list-item>
          <text:p text:style-name="P2">“What is the architecture?”</text:p>
        </text:list-item>
        <text:list-item>
          <text:p text:style-name="P2">“What is the priority?”</text:p>
        </text:list-item>
      </text:list>
      <text:h text:style-name="Heading_20_2" text:outline-level="2"><text:span text:style-name="Strong_20_Emphasis">3. Reduce context switching.</text:span></text:h>
      <text:p text:style-name="Text_20_body">Pick one problem and annihilate it.</text:p>
      <text:h text:style-name="Heading_20_2" text:outline-level="2"><text:span text:style-name="Strong_20_Emphasis">4. Build internal confidence by reasoning before asking.</text:span></text:h>
      <text:h text:style-name="Heading_20_2" text:outline-level="2"><text:span text:style-name="Strong_20_Emphasis">5. Spend 20 minutes of deep thinking every morning before touching any IDE.</text:span></text:h>
      <text:h text:style-name="Heading_20_2" text:outline-level="2"><text:span text:style-name="Strong_20_Emphasis">6. When confused, STOP coding — think in diagrams, not in code.</text:span></text:h>
      <text:p text:style-name="Standard"/>
      <text:p text:style-name="Standard"/>
      <text:p text:style-name="Standard"/>
      <text:p text:style-name="Text_20_body">You want depth → I’ll go straight at the root, not the surface.</text:p>
      <text:p text:style-name="Text_20_body">There are <text:span text:style-name="Strong_20_Emphasis">four core areas</text:span> you need to level up:</text:p>
      <text:list text:style-name="L2">
        <text:list-item>
          <text:p text:style-name="P3"><text:span text:style-name="Strong_20_Emphasis">Cognitive habits</text:span></text:p>
        </text:list-item>
        <text:list-item>
          <text:p text:style-name="P3"><text:span text:style-name="Strong_20_Emphasis">Work discipline</text:span></text:p>
        </text:list-item>
        <text:list-item>
          <text:p text:style-name="P3"><text:span text:style-name="Strong_20_Emphasis">Engineering mindset</text:span></text:p>
        </text:list-item>
        <text:list-item>
          <text:p text:style-name="P3"><text:span text:style-name="Strong_20_Emphasis">Thinking patterns</text:span></text:p>
        </text:list-item>
      </text:list>
      <text:p text:style-name="Text_20_body">I’ll break each one down with uncomfortable truths + the exact improvements you need.</text:p>
      <text:p text:style-name="Horizontal_20_Line"/>
      <text:h text:style-name="Heading_20_1" text:outline-level="1"><text:soft-page-break/><text:span text:style-name="Strong_20_Emphasis">1. COGNITIVE HABITS — Your Mind Is Fast but Unstable</text:span></text:h>
      <text:p text:style-name="Text_20_body">You think quickly, but your thoughts jump.<text:line-break/>You operate with momentum instead of structure.</text:p>
      <text:p text:style-name="Text_20_body">Your biggest internal flaw:</text:p>
      <text:h text:style-name="Heading_20_3" text:outline-level="3"><text:span text:style-name="Strong_20_Emphasis">You chase the next action before stabilizing the previous idea.</text:span></text:h>
      <text:p text:style-name="Text_20_body">That causes:</text:p>
      <text:list text:style-name="L3">
        <text:list-item>
          <text:p text:style-name="P4">confusion</text:p>
        </text:list-item>
        <text:list-item>
          <text:p text:style-name="P4">scattered execution</text:p>
        </text:list-item>
        <text:list-item>
          <text:p text:style-name="P4">wasted time</text:p>
        </text:list-item>
        <text:list-item>
          <text:p text:style-name="P4">repeated questions</text:p>
        </text:list-item>
        <text:list-item>
          <text:p text:style-name="P4">inconsistent decisions</text:p>
        </text:list-item>
      </text:list>
      <text:h text:style-name="Heading_20_3" text:outline-level="3">Your improvement plan:</text:h>
      <text:p text:style-name="Text_20_body"><text:span text:style-name="Strong_20_Emphasis">A. Slow thought, fast action</text:span><text:line-break/>Spend <text:span text:style-name="Emphasis">3–5 minutes</text:span> thinking before doing anything.<text:line-break/>Write a tiny outline:</text:p>
      <text:list text:style-name="L4">
        <text:list-item>
          <text:p text:style-name="P5">What’s the input?</text:p>
        </text:list-item>
        <text:list-item>
          <text:p text:style-name="P5">What’s the desired output?</text:p>
        </text:list-item>
        <text:list-item>
          <text:p text:style-name="P5">What’s missing?</text:p>
        </text:list-item>
        <text:list-item>
          <text:p text:style-name="P5">What edge cases matter?</text:p>
        </text:list-item>
      </text:list>
      <text:p text:style-name="Text_20_body">This small pause will multiply your depth.</text:p>
      <text:p text:style-name="Text_20_body"><text:span text:style-name="Strong_20_Emphasis">B. Train yourself to hold one thought fully</text:span><text:line-break/>You abandon ideas too quickly.<text:line-break/>Force your mind to stay with a problem until the full map is clear.</text:p>
      <text:p text:style-name="Text_20_body"><text:span text:style-name="Strong_20_Emphasis">C. Build a habit of naming the root cause</text:span><text:line-break/>Every time something fails, ask:</text:p>
      <text:list text:style-name="L5">
        <text:list-item>
          <text:p text:style-name="P6">“What is the FIRST principle cause?”</text:p>
        </text:list-item>
      </text:list>
      <text:p text:style-name="Text_20_body">Not:</text:p>
      <text:list text:style-name="L6">
        <text:list-item>
          <text:p text:style-name="P7">“What should I fix here?”</text:p>
        </text:list-item>
      </text:list>
      <text:p text:style-name="Text_20_body">That shift alone will upgrade your brain.</text:p>
      <text:p text:style-name="Horizontal_20_Line"/>
      <text:h text:style-name="Heading_20_1" text:outline-level="1"><text:soft-page-break/><text:span text:style-name="Strong_20_Emphasis">2. WORK DISCIPLINE — You Work Hard, but Not Smart</text:span></text:h>
      <text:p text:style-name="Text_20_body">You have energy and drive — but poor prioritization.</text:p>
      <text:p text:style-name="Text_20_body">You jump into tasks without:</text:p>
      <text:list text:style-name="L7">
        <text:list-item>
          <text:p text:style-name="P8">scopes</text:p>
        </text:list-item>
        <text:list-item>
          <text:p text:style-name="P8">boundaries</text:p>
        </text:list-item>
        <text:list-item>
          <text:p text:style-name="P8">definition</text:p>
        </text:list-item>
        <text:list-item>
          <text:p text:style-name="P8">architecture</text:p>
        </text:list-item>
        <text:list-item>
          <text:p text:style-name="P8">constraints</text:p>
        </text:list-item>
      </text:list>
      <text:p text:style-name="Text_20_body">That leads to chaos.</text:p>
      <text:h text:style-name="Heading_20_3" text:outline-level="3">Here’s the uncomfortable truth:</text:h>
      <text:p text:style-name="Text_20_body"><text:span text:style-name="Strong_20_Emphasis">Your discipline is based on effort, not strategy.<text:line-break/>You rely on stamina instead of structure.</text:span></text:p>
      <text:h text:style-name="Heading_20_3" text:outline-level="3">Your improvement plan:</text:h>
      <text:p text:style-name="Text_20_body"><text:span text:style-name="Strong_20_Emphasis">A. Define the problem before touching code</text:span><text:line-break/>Write 5–10 lines describing exactly what you’re solving.</text:p>
      <text:p text:style-name="Text_20_body"><text:span text:style-name="Strong_20_Emphasis">B. Put strict limits on your work blocks</text:span><text:line-break/>For example:</text:p>
      <text:list text:style-name="L8">
        <text:list-item>
          <text:p text:style-name="P9">45 minutes deep work</text:p>
        </text:list-item>
        <text:list-item>
          <text:p text:style-name="P9">10 minutes break</text:p>
        </text:list-item>
        <text:list-item>
          <text:p text:style-name="P9">no multi-tasking within a block</text:p>
        </text:list-item>
      </text:list>
      <text:p text:style-name="Text_20_body"><text:span text:style-name="Strong_20_Emphasis">C. Weekly system review</text:span><text:line-break/>Every Sunday:</text:p>
      <text:list text:style-name="L9">
        <text:list-item>
          <text:p text:style-name="P10">What did I waste time on?</text:p>
        </text:list-item>
        <text:list-item>
          <text:p text:style-name="P10">What tasks repeated?</text:p>
        </text:list-item>
        <text:list-item>
          <text:p text:style-name="P10">Where did I break focus?</text:p>
        </text:list-item>
        <text:list-item>
          <text:p text:style-name="P10">What rules will prevent that next week?</text:p>
        </text:list-item>
      </text:list>
      <text:p text:style-name="Text_20_body">Most engineers never do this.<text:line-break/>Do it → you jump 20–30 IQ points in practical output.</text:p>
      <text:p text:style-name="Horizontal_20_Line"/>
      <text:h text:style-name="Heading_20_1" text:outline-level="1"><text:soft-page-break/><text:span text:style-name="Strong_20_Emphasis">3. ENGINEERING MINDSET — You Code Before You Architect</text:span></text:h>
      <text:p text:style-name="Text_20_body">Blunt truth:<text:line-break/><text:span text:style-name="Strong_20_Emphasis">You’re a coder, not an engineer — but you want to be an engineer.</text:span></text:p>
      <text:p text:style-name="Text_20_body">Coding = responding to problems.<text:line-break/>Engineering = preventing them.</text:p>
      <text:h text:style-name="Heading_20_3" text:outline-level="3">Your blind spot:</text:h>
      <text:p text:style-name="Text_20_body">You don’t build mental models before writing modules.</text:p>
      <text:p text:style-name="Text_20_body">You rely on:</text:p>
      <text:list text:style-name="L10">
        <text:list-item>
          <text:p text:style-name="P11">patching</text:p>
        </text:list-item>
        <text:list-item>
          <text:p text:style-name="P11">debugging</text:p>
        </text:list-item>
        <text:list-item>
          <text:p text:style-name="P11">rewriting</text:p>
        </text:list-item>
        <text:list-item>
          <text:p text:style-name="P11">stacking more code</text:p>
        </text:list-item>
      </text:list>
      <text:p text:style-name="Text_20_body">Instead of:</text:p>
      <text:list text:style-name="L11">
        <text:list-item>
          <text:p text:style-name="P12">modeling</text:p>
        </text:list-item>
        <text:list-item>
          <text:p text:style-name="P12">simplifying</text:p>
        </text:list-item>
        <text:list-item>
          <text:p text:style-name="P12">structuring</text:p>
        </text:list-item>
        <text:list-item>
          <text:p text:style-name="P12">reasoning</text:p>
        </text:list-item>
      </text:list>
      <text:h text:style-name="Heading_20_3" text:outline-level="3">Your improvement plan:</text:h>
      <text:p text:style-name="Text_20_body"><text:span text:style-name="Strong_20_Emphasis">A. Force yourself to think in diagrams first</text:span><text:line-break/>Every major function → draw a flow:</text:p>
      <text:p text:style-name="P1"><text:span text:style-name="Source_20_Text">input → transformations → validations → decision logic → output</text:span></text:p>
      <text:p text:style-name="Text_20_body"><text:span text:style-name="Strong_20_Emphasis">B. Think in contracts, not code</text:span><text:line-break/>Each function must follow:</text:p>
      <text:list text:style-name="L12">
        <text:list-item>
          <text:p text:style-name="P13">clear input contract</text:p>
        </text:list-item>
        <text:list-item>
          <text:p text:style-name="P13">clear output shape</text:p>
        </text:list-item>
        <text:list-item>
          <text:p text:style-name="P13">clear error behavior</text:p>
        </text:list-item>
      </text:list>
      <text:p text:style-name="Text_20_body">If you define those first, your code becomes 10× cleaner.</text:p>
      <text:p text:style-name="Text_20_body"><text:span text:style-name="Strong_20_Emphasis">C. Always design the system 1 level higher than required</text:span><text:line-break/>If you need 1 feature, architect for 1.2×<text:line-break/>Not overbuilding — just enough scalability to not rewrite everything later.</text:p>
      <text:p text:style-name="Horizontal_20_Line"/>
      <text:h text:style-name="Heading_20_1" text:outline-level="1"><text:soft-page-break/><text:span text:style-name="Strong_20_Emphasis">4. THINKING PATTERNS — You Avoid Deep Discomfort</text:span></text:h>
      <text:p text:style-name="Text_20_body">This will hit you:</text:p>
      <text:h text:style-name="Heading_20_3" text:outline-level="3"><text:span text:style-name="Strong_20_Emphasis">You use busyness to avoid clarity.</text:span></text:h>
      <text:p text:style-name="Text_20_body">When something is unclear or overwhelming, you immediately:</text:p>
      <text:list text:style-name="L13">
        <text:list-item>
          <text:p text:style-name="P14">open code</text:p>
        </text:list-item>
        <text:list-item>
          <text:p text:style-name="P14">jump to implementation</text:p>
        </text:list-item>
        <text:list-item>
          <text:p text:style-name="P14">ask small questions</text:p>
        </text:list-item>
        <text:list-item>
          <text:p text:style-name="P14">fix tiny issues</text:p>
        </text:list-item>
        <text:list-item>
          <text:p text:style-name="P14">rewrite quickly</text:p>
        </text:list-item>
      </text:list>
      <text:p text:style-name="Text_20_body">Why?<text:line-break/>Because clarity requires stillness.<text:line-break/>Stillness is uncomfortable.</text:p>
      <text:p text:style-name="Text_20_body">Here is your real bottleneck:<text:line-break/><text:span text:style-name="Strong_20_Emphasis">You don’t let yourself sit in uncertainty long enough to break through it.</text:span></text:p>
      <text:h text:style-name="Heading_20_3" text:outline-level="3">Your improvement plan:</text:h>
      <text:p text:style-name="Text_20_body"><text:span text:style-name="Strong_20_Emphasis">A. Sit with the problem 5 minutes longer than feels comfortable</text:span><text:line-break/>If you feel the urge to code → don’t.<text:line-break/>Stay with the thought.<text:line-break/>This strengthens mental endurance.</text:p>
      <text:p text:style-name="Text_20_body"><text:span text:style-name="Strong_20_Emphasis">B. Ask brutal questions:</text:span></text:p>
      <text:list text:style-name="L14">
        <text:list-item>
          <text:p text:style-name="P15">“What am I avoiding?”</text:p>
        </text:list-item>
        <text:list-item>
          <text:p text:style-name="P15">“What is the simplest version of this?”</text:p>
        </text:list-item>
        <text:list-item>
          <text:p text:style-name="P15">“What assumption am I not questioning?”</text:p>
        </text:list-item>
        <text:list-item>
          <text:p text:style-name="P15">“Is this actually the right problem?”</text:p>
        </text:list-item>
      </text:list>
      <text:p text:style-name="Text_20_body"><text:span text:style-name="Strong_20_Emphasis">C. Kill the urge to finish fast</text:span><text:line-break/>Speed is your reflex, but it’s holding you back.<text:line-break/>Depth beats speed every time.</text:p>
      <text:p text:style-name="Horizontal_20_Line"/>
      <text:h text:style-name="Heading_20_1" text:outline-level="1"><text:span text:style-name="Strong_20_Emphasis">YOUR CORE PATTERN (the deep one):</text:span></text:h>
      <text:p text:style-name="Text_20_body">You want to be great.<text:line-break/>You work hard.<text:line-break/>You’re hungry.</text:p>
      <text:p text:style-name="Text_20_body"><text:soft-page-break/>But your pace is chaotic, and your thinking is reactive.</text:p>
      <text:p text:style-name="Text_20_body">If you fix that —<text:line-break/><text:span text:style-name="Strong_20_Emphasis">you become lethal.</text:span></text:p>
      <text:p text:style-name="Standard"/>
      <text:p text:style-name="Standard"/>
      <text:h text:style-name="Heading_20_3" text:outline-level="3"><text:span text:style-name="Strong_20_Emphasis">From Code Execution → to System Design</text:span></text:h>
      <text:p text:style-name="Text_20_body">Ask these before writing anything:</text:p>
      <text:list text:style-name="L15">
        <text:list-item>
          <text:p text:style-name="P16"><text:span text:style-name="Emphasis">What problem does this actually solve?</text:span></text:p>
        </text:list-item>
        <text:list-item>
          <text:p text:style-name="P16"><text:span text:style-name="Emphasis">What is the smallest clear version?</text:span></text:p>
        </text:list-item>
        <text:list-item>
          <text:p text:style-name="P16"><text:span text:style-name="Emphasis">What are the dependencies?</text:span></text:p>
        </text:list-item>
        <text:list-item>
          <text:p text:style-name="P16"><text:span text:style-name="Emphasis">What failure modes must I handle?</text:span></text:p>
        </text:list-item>
        <text:list-item>
          <text:p text:style-name="P16"><text:span text:style-name="Emphasis">What is the architecture?</text:span></text:p>
        </text:list-item>
      </text:list>
      <text:p text:style-name="Standard"/>
      <text:p text:style-name="Standard"/>
      <text:h text:style-name="Heading_20_3" text:outline-level="3"><text:span text:style-name="Strong_20_Emphasis">Rule 1: Clarity is the real speed.</text:span></text:h>
      <text:h text:style-name="Heading_20_3" text:outline-level="3"><text:span text:style-name="Strong_20_Emphasis">Rule 2: Depth beats momentum.</text:span></text:h>
      <text:h text:style-name="Heading_20_3" text:outline-level="3"><text:span text:style-name="Strong_20_Emphasis">Rule 3: Hard thinking is my advantage, not my enemy.</text:span></text:h>
      <text:h text:style-name="Heading_20_3" text:outline-level="3"><text:span text:style-name="Strong_20_Emphasis">Rule 4: I don’t ask for confirmation — I assert reasoning.</text:span></text:h>
      <text:h text:style-name="Heading_20_3" text:outline-level="3"><text:span text:style-name="Strong_20_Emphasis">Rule 5: My mind stays still until the architecture is obvious.</text:span></text:h>
      <text:p text:style-name="Standard"/>
      <text:p text:style-name="Standard"/>
      <text:p text:style-name="Standard"/>
      <text:h text:style-name="Heading_20_1" text:outline-level="1"><text:span text:style-name="Strong_20_Emphasis">STEP 5 — You Commit to the 90-Day “Deep Focus” Standard</text:span></text:h>
      <text:p text:style-name="Text_20_body">Here’s the uncomfortable truth:</text:p>
      <text:p text:style-name="Text_20_body">If you actually operate with depth for 90 days,<text:line-break/>your skill level leaps ahead of 95% of engineers your age.</text:p>
      <text:p text:style-name="Text_20_body">Most people never do this because it’s uncomfortable.</text:p>
      <text:p text:style-name="Text_20_body">Your schedule becomes:</text:p>
      <text:h text:style-name="Heading_20_3" text:outline-level="3"><text:span text:style-name="Strong_20_Emphasis">Daily:</text:span></text:h>
      <text:list text:style-name="L16">
        <text:list-item>
          <text:p text:style-name="P17">1 hour deep thinking (no code)</text:p>
        </text:list-item>
        <text:list-item>
          <text:p text:style-name="P17">3–4 hours execution</text:p>
        </text:list-item>
        <text:list-item>
          <text:p text:style-name="P17"><text:soft-page-break/>30 minutes reflection</text:p>
        </text:list-item>
      </text:list>
      <text:h text:style-name="Heading_20_3" text:outline-level="3"><text:span text:style-name="Strong_20_Emphasis">Weekly:</text:span></text:h>
      <text:list text:style-name="L17">
        <text:list-item>
          <text:p text:style-name="P18">1 session reviewing where your thinking was shallow</text:p>
        </text:list-item>
        <text:list-item>
          <text:p text:style-name="P18">1 session analyzing your patterns</text:p>
        </text:list-item>
        <text:list-item>
          <text:p text:style-name="P18">1 session designing improvements</text:p>
        </text:list-item>
      </text:list>
      <text:p text:style-name="Text_20_body">This is how you weaponize your brain.</text:p>
      <text:p text:style-name="Standard"/>
      <text:h text:style-name="Heading_20_1" text:outline-level="1"><text:span text:style-name="Strong_20_Emphasis">STEP 7 — You become the version of yourself you’re avoiding</text:span></text:h>
      <text:p text:style-name="Text_20_body">This version:</text:p>
      <text:list text:style-name="L18">
        <text:list-item>
          <text:p text:style-name="P19">thinks deeply</text:p>
        </text:list-item>
        <text:list-item>
          <text:p text:style-name="P19">executes cleanly</text:p>
        </text:list-item>
        <text:list-item>
          <text:p text:style-name="P19">designs systems</text:p>
        </text:list-item>
        <text:list-item>
          <text:p text:style-name="P19">sees root causes instantly</text:p>
        </text:list-item>
        <text:list-item>
          <text:p text:style-name="P19">doesn’t seek validation</text:p>
        </text:list-item>
        <text:list-item>
          <text:p text:style-name="P19">doesn’t rush</text:p>
        </text:list-item>
        <text:list-item>
          <text:p text:style-name="P19">doesn’t panic in ambiguity</text:p>
        </text:list-item>
        <text:list-item>
          <text:p text:style-name="P19">makes decisions with clarity</text:p>
        </text:list-item>
        <text:list-item>
          <text:p text:style-name="P19">leads technical direction instead of reacting to it</text:p>
        </text:list-item>
      </text:list>
      <text:p text:style-name="Standard"/>
      <text:p text:style-name="Standard"/>
      <text:h text:style-name="Heading_20_2" text:outline-level="2"><text:span text:style-name="Strong_20_Emphasis">STEP 1 — Understand the System First (Not the File)</text:span></text:h>
      <text:p text:style-name="Text_20_body">Most beginners get stuck because they dive file-by-file with no context.</text:p>
      <text:p text:style-name="Text_20_body">As an engineer, you must answer these high-level questions first:</text:p>
      <text:list text:style-name="L19">
        <text:list-item>
          <text:p text:style-name="P20">What does the whole system do?</text:p>
        </text:list-item>
        <text:list-item>
          <text:p text:style-name="P20">What is the flow of data?</text:p>
        </text:list-item>
        <text:list-item>
          <text:p text:style-name="P20">How do modules interact?</text:p>
        </text:list-item>
        <text:list-item>
          <text:p text:style-name="P20">What is the expected output of the entire pipeline?</text:p>
        </text:list-item>
        <text:list-item>
          <text:p text:style-name="P20">What are the constraints? (speed, accuracy, clarity, testability)</text:p>
        </text:list-item>
      </text:list>
      <text:p text:style-name="Standard">“What responsibility does this module have?<text:line-break/>How does it help the system achieve the main goal?”</text:p>
      <text:p text:style-name="Standard"/>
      <text:p text:style-name="Standard"><text:soft-page-break/></text:p>
      <text:p text:style-name="Standard"/>
      <text:h text:style-name="Heading_20_3" text:outline-level="3"><text:span text:style-name="Strong_20_Emphasis">Engineer-style code reading checklist</text:span></text:h>
      <text:p text:style-name="Text_20_body">When you open code, ask:</text:p>
      <text:list text:style-name="L20">
        <text:list-item>
          <text:p text:style-name="P21"><text:span text:style-name="Emphasis">What is the purpose of this function?</text:span></text:p>
        </text:list-item>
        <text:list-item>
          <text:p text:style-name="P21"><text:span text:style-name="Emphasis">What inputs does it take?</text:span></text:p>
        </text:list-item>
        <text:list-item>
          <text:p text:style-name="P21"><text:span text:style-name="Emphasis">What outputs does it return?</text:span></text:p>
        </text:list-item>
        <text:list-item>
          <text:p text:style-name="P21"><text:span text:style-name="Emphasis">What assumptions does it make?</text:span></text:p>
        </text:list-item>
        <text:list-item>
          <text:p text:style-name="P21"><text:span text:style-name="Emphasis">What failure cases are not handled?</text:span></text:p>
        </text:list-item>
        <text:list-item>
          <text:p text:style-name="P21"><text:span text:style-name="Emphasis">What design weaknesses do I smell immediately?</text:span></text:p>
        </text:list-item>
        <text:list-item>
          <text:p text:style-name="P21"><text:span text:style-name="Emphasis">What patterns (or anti-patterns) are being used?</text:span></text:p>
        </text:list-item>
        <text:list-item>
          <text:p text:style-name="P21"><text:span text:style-name="Emphasis">How testable is this function?</text:span></text:p>
        </text:list-item>
        <text:list-item>
          <text:p text:style-name="P21"><text:span text:style-name="Emphasis">Is this module reusable or tightly coupled?</text:span></text:p>
        </text:list-item>
      </text:list>
      <text:p text:style-name="Standard"/>
      <text:p text:style-name="Text_20_body">Engineering is trade-offs:</text:p>
      <text:list text:style-name="L21">
        <text:list-item>
          <text:p text:style-name="P22">Faster vs safer</text:p>
        </text:list-item>
        <text:list-item>
          <text:p text:style-name="P22">Flexible vs simple</text:p>
        </text:list-item>
        <text:list-item>
          <text:p text:style-name="P22">Performance vs readability</text:p>
        </text:list-item>
        <text:list-item>
          <text:p text:style-name="P22">Accuracy vs compute cost</text:p>
        </text:list-item>
        <text:list-item>
          <text:p text:style-name="P22">Generalized vs specialized</text:p>
        </text:list-item>
      </text:list>
      <text:p text:style-name="Standard"/>
      <text:p text:style-name="Text_20_body">Before improving anything, you ask:</text:p>
      <text:p text:style-name="Quotations"><text:span text:style-name="Strong_20_Emphasis">What problem are we solving?<text:line-break/>What constraint matters most?</text:span></text:p>
      <text:p text:style-name="Standard"/>
      <text:p text:style-name="Standard"/>
      <text:h text:style-name="Heading_20_2" text:outline-level="2"><text:span text:style-name="Strong_20_Emphasis">STEP 6 — Only THEN ask ChatGPT</text:span>, but with better prompts</text:h>
      <text:p text:style-name="Text_20_body">Instead of:</text:p>
      <text:p text:style-name="Text_20_body">❌ <text:span text:style-name="Emphasis">“What improvements can I make?”</text:span></text:p>
      <text:p text:style-name="Text_20_body">Use:</text:p>
      <text:p text:style-name="Text_20_body">✔ <text:span text:style-name="Strong_20_Emphasis">“Given this module’s role inside an audit system, how can I redesign it for scalability, extensibility, and accuracy?”</text:span></text:p>
      <text:p text:style-name="Text_20_body">✔ <text:span text:style-name="Strong_20_Emphasis">“What architectural improvements can turn this into a pluggable detection engine?”</text:span></text:p>
      <text:p text:style-name="Text_20_body">✔ <text:span text:style-name="Strong_20_Emphasis">“What trade-offs should I consider for performance vs accuracy?”</text:span></text:p>
      <text:h text:style-name="Heading_20_1" text:outline-level="1"><text:soft-page-break/>The Engineer Workflow (copy this)</text:h>
      <text:list text:style-name="L22">
        <text:list-item>
          <text:p text:style-name="P23"><text:span text:style-name="Strong_20_Emphasis">Understand system-level purpose</text:span></text:p>
        </text:list-item>
        <text:list-item>
          <text:p text:style-name="P23"><text:span text:style-name="Strong_20_Emphasis">Identify module responsibilities</text:span></text:p>
        </text:list-item>
        <text:list-item>
          <text:p text:style-name="P23"><text:span text:style-name="Strong_20_Emphasis">Understand input → process → output</text:span></text:p>
        </text:list-item>
        <text:list-item>
          <text:p text:style-name="P23"><text:span text:style-name="Strong_20_Emphasis">Analyze assumptions + failure points</text:span></text:p>
        </text:list-item>
        <text:list-item>
          <text:p text:style-name="P23"><text:span text:style-name="Strong_20_Emphasis">Check testability + extensibility</text:span></text:p>
        </text:list-item>
        <text:list-item>
          <text:p text:style-name="P23"><text:span text:style-name="Strong_20_Emphasis">Identify architectural weaknesses</text:span></text:p>
        </text:list-item>
        <text:list-item>
          <text:p text:style-name="P23"><text:span text:style-name="Strong_20_Emphasis">Propose improvements based on goals and constraints</text:span></text:p>
        </text:list-item>
        <text:list-item>
          <text:p text:style-name="P23"><text:span text:style-name="Strong_20_Emphasis">Validate improvements by small experiments or prototypes</text:span></text:p>
        </text:list-item>
      </text:list>
      <text:p text:style-name="Text_20_body">Follow this flow every day — your skill will explod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1:25:53.610080988</meta:creation-date>
    <dc:date>2025-11-20T18:29:40.205330103</dc:date>
    <meta:editing-duration>PT6H22M</meta:editing-duration>
    <meta:editing-cycles>1</meta:editing-cycles>
    <meta:document-statistic meta:table-count="0" meta:image-count="0" meta:object-count="0" meta:page-count="9" meta:paragraph-count="194" meta:word-count="1324" meta:character-count="7595" meta:non-whitespace-character-count="6551"/>
    <meta:generator>LibreOffice/24.2.7.2$Linux_X86_64 LibreOffice_project/420$Build-2</meta:generator>
  </office:meta>
</office:document-meta>
</file>